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33.3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33.34pt"/>
    </style:style>
    <style:style style:name="co4" style:family="table-column">
      <style:table-column-properties fo:break-before="auto" style:column-width="185.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20_AF_5f_IGF1R">
      <style:table-properties table:display="true" style:writing-mode="lr-tb"/>
    </style:style>
    <style:style style:name="ta2" style:family="table" style:master-page-name="PageStyle_5f_AF_5f_STC2">
      <style:table-properties table:display="true" style:writing-mode="lr-tb"/>
    </style:style>
    <style:style style:name="ta3" style:family="table" style:master-page-name="PageStyle_5f_AF_5f_GHR">
      <style:table-properties table:display="true" style:writing-mode="lr-tb"/>
    </style:style>
    <style:style style:name="ta4" style:family="table" style:master-page-name="PageStyle_5f__20_AF_5f_HMGA2">
      <style:table-properties table:display="true" style:writing-mode="lr-tb"/>
    </style:style>
    <style:style style:name="ta5" style:family="table" style:master-page-name="PageStyle_5f_AF_5f_IGF1">
      <style:table-properties table:display="true" style:writing-mode="lr-tb"/>
    </style:style>
    <style:style style:name="ta6" style:family="table" style:master-page-name="PageStyle_5f_AF_5f_SMAD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 AF_IGF1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reed</text:p>
          </table:table-cell>
          <table:table-cell table:style-name="ce1" office:value-type="string" calcext:value-type="string">
            <text:p>Al_freq</text:p>
          </table:table-cell>
          <table:table-cell table:style-name="ce1" office:value-type="string" calcext:value-type="string">
            <text:p>N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fghan_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iredal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n_Malamu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pine_Dachsbrack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dean_Fo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stralian_Cattle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stralia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senj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varian_Hound_(Bayerischer_Gebirgsschweisshund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g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rded_Colli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Malinoi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Sheep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Tervur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Tervuren_-_See_Other_Informa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r_Blanc_Suis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r_Pic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nese_Mountain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ck_and_Tan_Coon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ck_Russia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od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der_Colli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der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zo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sto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uvier_des_Flandr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x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ittan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mastif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ir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ne_Cors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rolina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ucasian_Ovchark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valier_King_Charles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esapeake_Bay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Crest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Shar-Pe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oo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ongq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ow_Ch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umb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yo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rly-Coated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lmati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ho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ng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berman_Pinsch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ast_Siberian_Laik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Cock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Set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Spring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tlebucher_Sennen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uras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eld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nnish_Lapp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at-Coated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nni's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ench_Bull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Hunting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Shepher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Wirehaired_Poi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lden_Jack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lden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rdon_Set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_Da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er_Swiss_Mountain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_Pyrene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nlan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_Wol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_Wolf_(Canis_Lupus_chanco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ssspitz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ide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vawar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berian_Wolf_(Canis_lupus_signatus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Set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Wolf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strian_Shorthaired_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talian_Grey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ck_Russell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mt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ind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esho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rry_Blu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mond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romfohrländ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unm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brador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ndse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pponian_Herd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onberg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wch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stiff_(English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Bull_Terrier_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Schnauz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American_Cocker_Spaniel_and_Beag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Golden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Kerry_Blue_Terrier_and_Beag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Labrador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Siberi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Tibetan_Mastif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w_Guinea_Sing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gerian_Indigenous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egian_Elk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egian_Lunde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ich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va_Scotia_Duck_Tolling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kinge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mbroke_Welsh_Corg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uvian_Inca_Orchi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tit_Basset_Griffon_Vende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merani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odle_unspecified_variet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tuguese_Water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ingchuan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d_Wol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hodesian_Ridgebac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ttweil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int_Bern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luk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moy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ottish_Deer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ottish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ba_In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h_Tz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beri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ough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ft_Coated_Wheate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nish_Galg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nish_Water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inone_Italian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ndard_Pood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ndard_Schnauz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wedish_Lapp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Mastif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Mastiff_-_Ch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nja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Entered_into_SRA_as_Kunming_Dog_but_clusters_with_Belgian_Malinoi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merican_Staffordshire_Terrier_and_clusters_with_Staffordshire_Bull_Terriers_-_Possible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s_Kunming_Dog_but_clusters_outside_Kunming_Dog_and_German_Shepherd_Dog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ustralian_Shepherd_but_clusters_with_Australian_Cattle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ustralian_Terrier_and_clusters_with_Clumber_Spaniels_-_Possible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asset_Hound_but_doesn't_cluster_completely_possible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assett_Hound_but_clusters_with_Xiasi/Chongqing_dogs_outside_of_the_Chow_Chow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order_Collie_but_clusters_outside_Toy_Spaniel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Cavalier_King_Charles_Spaniel_but_clusters_outside_Toy_Spaniel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Dogue_De_Bordeaux_but_doesn't_cluster_completely_possible_mixed_breed_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Jack_Russell_Terrer_but_outside_Lakeland_Terrier_Smooth_Fox_Terrier_and_Wire_Fox_Terrier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Portuguese_Pointer_and_clusters_with_Dogue_De_Bordeau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breed_but_clusters_with_American_Staffordshir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breed_but_clusters_with_Shih_Tz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clusters_near_German_Shepher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clusters_near_Great_Pyrene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Wirehaired_Pointing_Griffon_but_clusters_with_German_Wirehaired_Poi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etnamese_Indigenous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Aboriginal_Camp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Borne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Ch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Egyp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Indi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Leban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Papua_New_Guine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Portug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Qat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Sub-Saharan_Afri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Taiw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Vietna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zsl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imaran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_Highland_Whit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ippe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l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iasi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oloitzcuintl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Indigenous_Dog</text:p>
          </table:table-cell>
          <table:table-cell table:style-name="ce2" office:value-type="float" office:value="0.0333333" calcext:value-type="float">
            <text:p>0.033333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ker_Spaniel_(American)</text:p>
          </table:table-cell>
          <table:table-cell table:style-name="ce2" office:value-type="float" office:value="0.0833333" calcext:value-type="float">
            <text:p>0.083333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g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Water_Spaniel</text:p>
          </table:table-cell>
          <table:table-cell table:style-name="ce2" office:value-type="float" office:value="0.166667" calcext:value-type="float">
            <text:p>0.1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Namibia</text:p>
          </table:table-cell>
          <table:table-cell table:style-name="ce2" office:value-type="float" office:value="0.166667" calcext:value-type="float">
            <text:p>0.1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Poodle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inter_(English)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gotto_Romagnolo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huahua</text:p>
          </table:table-cell>
          <table:table-cell table:style-name="ce2" office:value-type="float" office:value="0.333333" calcext:value-type="float">
            <text:p>0.3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erican_Hairless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Dachsu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tuguese_Podengo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etland_Sheep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Yorkshire_Terrier_but_clusters_with_Silky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chshund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orkshire_Terrier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Miniature_Schnauzer_and_Beagl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_Poodl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F_STC2" table:style-name="ta2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reed</text:p>
          </table:table-cell>
          <table:table-cell table:style-name="ce1" office:value-type="string" calcext:value-type="string">
            <text:p>Al_freq</text:p>
          </table:table-cell>
          <table:table-cell table:style-name="ce1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erican_Hairless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sto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valier_King_Charles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huahu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va_Scotia_Duck_Tolling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ottish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h_Tz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order_Collie_but_clusters_outside_Toy_Spaniel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Cavalier_King_Charles_Spaniel_but_clusters_outside_Toy_Spaniel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breed_but_clusters_with_Shih_Tz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g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talian_Greyhound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oloitzcuintli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American_Cocker_Spaniel_and_Beagle</text:p>
          </table:table-cell>
          <table:table-cell table:style-name="ce2" office:value-type="float" office:value="0.333333" calcext:value-type="float">
            <text:p>0.3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orkshire_Terrier</text:p>
          </table:table-cell>
          <table:table-cell table:style-name="ce2" office:value-type="float" office:value="0.406667" calcext:value-type="float">
            <text:p>0.406667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pine_Dachsbrack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stralian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Creste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ench_Bull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Hunting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_Pyrenees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ssspitz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strian_Shorthaired_Hou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esho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rry_Blue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pponian_Herd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Poodl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Dachsu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Labrador_Retriev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kinges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meranian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tuguese_Podengo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ba_Inu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nish_Water_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wedish_Lapphu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_Poodl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ustralian_Terrier_and_clusters_with_Clumber_Spaniels_-_Possible_Mixed_Bree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Jack_Russell_Terrer_but_outside_Lakeland_Terrier_Smooth_Fox_Terrier_and_Wire_Fox_Terrier_clad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ippet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ker_Spaniel_(American)</text:p>
          </table:table-cell>
          <table:table-cell table:style-name="ce2" office:value-type="float" office:value="0.583333" calcext:value-type="float">
            <text:p>0.58333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_Highland_White_Terrier</text:p>
          </table:table-cell>
          <table:table-cell table:style-name="ce2" office:value-type="float" office:value="0.590909" calcext:value-type="float">
            <text:p>0.590909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chshund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stralian_Cattle_Dog</text:p>
          </table:table-cell>
          <table:table-cell table:style-name="ce2" office:value-type="float" office:value="0.625" calcext:value-type="float">
            <text:p>0.6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ndard_Poodle</text:p>
          </table:table-cell>
          <table:table-cell table:style-name="ce2" office:value-type="float" office:value="0.625" calcext:value-type="float">
            <text:p>0.6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mbroke_Welsh_Corgi</text:p>
          </table:table-cell>
          <table:table-cell table:style-name="ce2" office:value-type="float" office:value="0.666667" calcext:value-type="float">
            <text:p>0.6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er_Swiss_Mountain_Dog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Terrier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ich_Terrier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int_Bernard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Terrier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der_Collie</text:p>
          </table:table-cell>
          <table:table-cell table:style-name="ce2" office:value-type="float" office:value="0.766667" calcext:value-type="float">
            <text:p>0.76666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Shepherd_Dog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gotto_Romagnolo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nese_Mountain_Dog</text:p>
          </table:table-cell>
          <table:table-cell table:style-name="ce2" office:value-type="float" office:value="0.805556" calcext:value-type="float">
            <text:p>0.805556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n_Malamute</text:p>
          </table:table-cell>
          <table:table-cell table:style-name="ce2" office:value-type="float" office:value="0.833333" calcext:value-type="float">
            <text:p>0.8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uvier_des_Flandres</text:p>
          </table:table-cell>
          <table:table-cell table:style-name="ce2" office:value-type="float" office:value="0.833333" calcext:value-type="float">
            <text:p>0.8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Namibia</text:p>
          </table:table-cell>
          <table:table-cell table:style-name="ce2" office:value-type="float" office:value="0.833333" calcext:value-type="float">
            <text:p>0.8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tuguese_Water_Dog</text:p>
          </table:table-cell>
          <table:table-cell table:style-name="ce2" office:value-type="float" office:value="0.863636" calcext:value-type="float">
            <text:p>0.863636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iredale_Terrier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ck_Russell_Terrier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Malinois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India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brador_Retriever</text:p>
          </table:table-cell>
          <table:table-cell table:style-name="ce2" office:value-type="float" office:value="0.916667" calcext:value-type="float">
            <text:p>0.91666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Indigenous_Dog</text:p>
          </table:table-cell>
          <table:table-cell table:style-name="ce2" office:value-type="float" office:value="0.933333" calcext:value-type="float">
            <text:p>0.93333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China</text:p>
          </table:table-cell>
          <table:table-cell table:style-name="ce2" office:value-type="float" office:value="0.940476" calcext:value-type="float">
            <text:p>0.940476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lden_Retriever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Mastiff_-_China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fghan_Hou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n_Husk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dean_Fox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senj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varian_Hound_(Bayerischer_Gebirgsschweisshund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g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rded_Colli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Sheepdo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Tervur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Tervuren_-_See_Other_Informatio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r_Blanc_Suiss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r_Picar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ck_and_Tan_Coonhou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ck_Russian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odhou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der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zo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x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ittany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mastiff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irn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ne_Cors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rolina_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ucasian_Ovchark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esapeake_Bay_Retriev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Shar-Pe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ook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ongqing_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ow_Cho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umber_Spaniel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yo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rly-Coated_Retriev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lmati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hol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ng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berman_Pinsc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ast_Siberian_Laik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Cocker_Spanie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Set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Springer_Spanie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tlebucher_Sennenhu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uras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eld_Spaniel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nnish_Lapphu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at-Coated_Retriev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nni's_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Wirehaired_Point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lden_Jackal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rdon_Set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_Da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nland_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hou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_Wo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_Wolf_(Canis_Lupus_chanco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ide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vawart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berian_Wolf_(Canis_lupus_signatus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Sett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Water_Spanie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Wolfhou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mthu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ind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mondo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romfohrländ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unming_Do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ndse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onberg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wche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stiff_(English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Bull_Terrier_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Schnauz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Golden_Retriev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Kerry_Blue_Terrier_and_Beagl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Miniature_Schnauzer_and_Beagl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Mixed_Bree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Siberian_Husky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Tibetan_Mastiff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w_Guinea_Singing_Do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gerian_Indigenous_Do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egian_Elkhou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egian_Lundehu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uvian_Inca_Orchi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tit_Basset_Griffon_Vendee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inter_(English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odle_unspecified_variety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ingchuan_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d_Wo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hodesian_Ridgebac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ttweil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luk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moy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ottish_Deerhou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etland_Sheepdo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berian_Husk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ough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ft_Coated_Wheaten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nish_Galg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inone_Italian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ndard_Schnauz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Mastiff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njak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Entered_into_SRA_as_Kunming_Dog_but_clusters_with_Belgian_Malino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merican_Staffordshire_Terrier_and_clusters_with_Staffordshire_Bull_Terriers_-_Possible_Mixed_Bree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s_Kunming_Dog_but_clusters_outside_Kunming_Dog_and_German_Shepherd_Dog_clad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ustralian_Shepherd_but_clusters_with_Australian_Cattle_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asset_Hound_but_doesn't_cluster_completely_possible_mixed_bree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assett_Hound_but_clusters_with_Xiasi/Chongqing_dogs_outside_of_the_Chow_Chow_clad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Dogue_De_Bordeaux_but_doesn't_cluster_completely_possible_mixed_breed_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Portuguese_Pointer_and_clusters_with_Dogue_De_Bordeaux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breed_but_clusters_with_American_Staffordshire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clusters_near_German_Shepherd_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clusters_near_Great_Pyrenee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Wirehaired_Pointing_Griffon_but_clusters_with_German_Wirehaired_Poin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Yorkshire_Terrier_but_clusters_with_Silky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etnamese_Indigenous_Do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Aboriginal_Camp_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Borne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Egyp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Leba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Papua_New_Guine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Portug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Qata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Sub-Saharan_Afric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Taiwa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Vietna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zsl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imaran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iasi_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F_GHR" table:style-name="ta3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reed</text:p>
          </table:table-cell>
          <table:table-cell table:style-name="ce1" office:value-type="string" calcext:value-type="string">
            <text:p>Al_freq</text:p>
          </table:table-cell>
          <table:table-cell table:style-name="ce1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fghan_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iredal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n_Malamu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pine_Dachsbrack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erican_Hairless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dean_Fo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senj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Malinoi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Sheep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r_Blanc_Suis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r_Pic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ck_and_Tan_Coon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ck_Russia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zo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x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mastif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ne_Cors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rolina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ucasian_Ovchark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Shar-Pe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ongq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ow_Ch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yo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rly-Coated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lmati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ho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ng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berman_Pinsch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ast_Siberian_Laik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Set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Spring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uras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nni's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Hunting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Wirehaired_Poi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lden_Jack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rdon_Set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_Da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er_Swiss_Mountain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_Pyrene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nlan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_Wol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_Wolf_(Canis_Lupus_chanco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ide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vawar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berian_Wolf_(Canis_lupus_signatus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Set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Wat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Wolf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strian_Shorthaired_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talian_Grey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mt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ind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rry_Blu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mond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unm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ndse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onberg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stiff_(English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Bull_Terrier_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Golden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Kerry_Blue_Terrier_and_Beag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Labrador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Siberi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Tibetan_Mastif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w_Guinea_Sing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gerian_Indigenous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tit_Basset_Griffon_Vende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inter_(English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ingchuan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d_Wol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ttweil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int_Bern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luk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moy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ottish_Deer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beri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ough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nish_Galg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inone_Italian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ndard_Pood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ndard_Schnauz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Mastif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Mastiff_-_Ch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nja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merican_Staffordshire_Terrier_and_clusters_with_Staffordshire_Bull_Terriers_-_Possible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s_Kunming_Dog_but_clusters_outside_Kunming_Dog_and_German_Shepherd_Dog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asset_Hound_but_doesn't_cluster_completely_possible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assett_Hound_but_clusters_with_Xiasi/Chongqing_dogs_outside_of_the_Chow_Chow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Dogue_De_Bordeaux_but_doesn't_cluster_completely_possible_mixed_breed_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Portuguese_Pointer_and_clusters_with_Dogue_De_Bordeau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breed_but_clusters_with_American_Staffordshir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clusters_near_German_Shepher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clusters_near_Great_Pyrene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Wirehaired_Pointing_Griffon_but_clusters_with_German_Wirehaired_Poi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etnamese_Indigenous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Aboriginal_Camp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Borne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Namibi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Sub-Saharan_Afri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Taiw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Vietna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zsl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imaran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ippe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l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iasi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oloitzcuintl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Indigenous_Dog</text:p>
          </table:table-cell>
          <table:table-cell table:style-name="ce2" office:value-type="float" office:value="0.0333333" calcext:value-type="float">
            <text:p>0.033333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Tervuren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China</text:p>
          </table:table-cell>
          <table:table-cell table:style-name="ce2" office:value-type="float" office:value="0.0595238" calcext:value-type="float">
            <text:p>0.0595238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India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ck_Russell_Terrier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ottish_Terrier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ft_Coated_Wheaten_Terrier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Shepherd_Dog</text:p>
          </table:table-cell>
          <table:table-cell table:style-name="ce2" office:value-type="float" office:value="0.133333" calcext:value-type="float">
            <text:p>0.13333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brador_Retriever</text:p>
          </table:table-cell>
          <table:table-cell table:style-name="ce2" office:value-type="float" office:value="0.145833" calcext:value-type="float">
            <text:p>0.145833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Cocker_Spaniel</text:p>
          </table:table-cell>
          <table:table-cell table:style-name="ce2" office:value-type="float" office:value="0.166667" calcext:value-type="float">
            <text:p>0.16666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at-Coated_Retriever</text:p>
          </table:table-cell>
          <table:table-cell table:style-name="ce2" office:value-type="float" office:value="0.166667" calcext:value-type="float">
            <text:p>0.1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Portugal</text:p>
          </table:table-cell>
          <table:table-cell table:style-name="ce2" office:value-type="float" office:value="0.166667" calcext:value-type="float">
            <text:p>0.1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lden_Retriever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hodesian_Ridgeback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tuguese_Water_Dog</text:p>
          </table:table-cell>
          <table:table-cell table:style-name="ce2" office:value-type="float" office:value="0.227273" calcext:value-type="float">
            <text:p>0.22727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stralian_Cattle_Dog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nese_Mountain_Dog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egian_Elkhound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Terrier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Egypt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Qatar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gotto_Romagnolo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tlebucher_Sennenhund</text:p>
          </table:table-cell>
          <table:table-cell table:style-name="ce2" office:value-type="float" office:value="0.3125" calcext:value-type="float">
            <text:p>0.312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uvier_des_Flandres</text:p>
          </table:table-cell>
          <table:table-cell table:style-name="ce2" office:value-type="float" office:value="0.333333" calcext:value-type="float">
            <text:p>0.3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American_Cocker_Spaniel_and_Beagle</text:p>
          </table:table-cell>
          <table:table-cell table:style-name="ce2" office:value-type="float" office:value="0.333333" calcext:value-type="float">
            <text:p>0.3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Entered_into_SRA_as_Kunming_Dog_but_clusters_with_Belgian_Malinois</text:p>
          </table:table-cell>
          <table:table-cell table:style-name="ce2" office:value-type="float" office:value="0.333333" calcext:value-type="float">
            <text:p>0.3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Lebanon</text:p>
          </table:table-cell>
          <table:table-cell table:style-name="ce2" office:value-type="float" office:value="0.333333" calcext:value-type="float">
            <text:p>0.3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Papua_New_Guinea</text:p>
          </table:table-cell>
          <table:table-cell table:style-name="ce2" office:value-type="float" office:value="0.333333" calcext:value-type="float">
            <text:p>0.3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gle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rded_Collie</text:p>
          </table:table-cell>
          <table:table-cell table:style-name="ce2" office:value-type="float" office:value="0.428571" calcext:value-type="float">
            <text:p>0.42857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Tervuren_-_See_Other_Information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odhou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ittany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irn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esapeake_Bay_Retriev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Creste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ook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umber_Spaniel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ench_Bull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ssspitz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esho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pponian_Herd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Miniature_Schnauzer_and_Beagl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va_Scotia_Duck_Tolling_Retriev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uvian_Inca_Orchi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meranian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odle_unspecified_variety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tuguese_Podengo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etland_Sheep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ba_Inu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nish_Water_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ustralian_Shepherd_but_clusters_with_Australian_Cattle_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ustralian_Terrier_and_clusters_with_Clumber_Spaniels_-_Possible_Mixed_Bree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order_Collie_but_clusters_outside_Toy_Spaniel_clad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Cavalier_King_Charles_Spaniel_but_clusters_outside_Toy_Spaniel_clad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Jack_Russell_Terrer_but_outside_Lakeland_Terrier_Smooth_Fox_Terrier_and_Wire_Fox_Terrier_clad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Yorkshire_Terrier_but_clusters_with_Silky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orkshire_Terrier</text:p>
          </table:table-cell>
          <table:table-cell table:style-name="ce2" office:value-type="float" office:value="0.613333" calcext:value-type="float">
            <text:p>0.613333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ich_Terrier</text:p>
          </table:table-cell>
          <table:table-cell table:style-name="ce2" office:value-type="float" office:value="0.625" calcext:value-type="float">
            <text:p>0.6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der_Collie</text:p>
          </table:table-cell>
          <table:table-cell table:style-name="ce2" office:value-type="float" office:value="0.633333" calcext:value-type="float">
            <text:p>0.63333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ker_Spaniel_(American)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chshund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_Highland_White_Terrier</text:p>
          </table:table-cell>
          <table:table-cell table:style-name="ce2" office:value-type="float" office:value="0.863636" calcext:value-type="float">
            <text:p>0.863636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g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stralian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varian_Hound_(Bayerischer_Gebirgsschweisshund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der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ston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valier_King_Charles_Spanie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huahu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eld_Spaniel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nnish_Lapphu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romfohrländ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wche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Pood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Schnauz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Dachsu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Mixed_Bree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egian_Lundehu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kinges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mbroke_Welsh_Corg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h_Tzu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wedish_Lapphu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_Poodl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breed_but_clusters_with_Shih_Tzu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AF_HMGA2" table:style-name="ta4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Breed</text:p>
          </table:table-cell>
          <table:table-cell table:style-name="ce1" office:value-type="string" calcext:value-type="string">
            <text:p>Al_freq</text:p>
          </table:table-cell>
          <table:table-cell table:style-name="ce1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fghan_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iredal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n_Malamu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pine_Dachsbrack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dean_Fo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stralian_Cattle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varian_Hound_(Bayerischer_Gebirgsschweisshund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g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rded_Colli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Malinoi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Sheep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Tervur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Tervuren_-_See_Other_Informa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r_Blanc_Suis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r_Pic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ck_and_Tan_Coon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ck_Russia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od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zo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sto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x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ittan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mastif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ne_Cors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rolina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ucasian_Ovchark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valier_King_Charles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esapeake_Bay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Shar-Pe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oo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ongq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ow_Ch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umb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ker_Spaniel_(American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yo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rly-Coated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chs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lmati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ho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ng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berman_Pinsch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ast_Siberian_Laik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Cock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Set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Spring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uras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eld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nnish_Lapp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at-Coated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Shepher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Wirehaired_Poi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lden_Jack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lden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rdon_Set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_Da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er_Swiss_Mountain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_Pyrene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nlan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ssspitz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vawar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berian_Wolf_(Canis_lupus_signatus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Set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Wat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Wolf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strian_Shorthaired_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mt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ind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esho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rry_Blu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mond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romfohrländ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unm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brador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gotto_Romagnol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ndse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pponian_Herd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onberg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stiff_(English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Bull_Terrier_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American_Cocker_Spaniel_and_Beag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Golden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Kerry_Blue_Terrier_and_Beag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Labrador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Miniature_Schnauzer_and_Beag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Siberi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Tibetan_Mastif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w_Guinea_Sing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gerian_Indigenous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egian_Elk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va_Scotia_Duck_Tolling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mbroke_Welsh_Corg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tit_Basset_Griffon_Vende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inter_(English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tuguese_Water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ingchuan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d_Wol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hodesian_Ridgebac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ttweil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int_Bern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luk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moy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ottish_Deer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beri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ough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ft_Coated_Wheate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nish_Water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inone_Italian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ndard_Pood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ndard_Schnauz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wedish_Lapp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Mastif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Mastiff_-_Ch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Entered_into_SRA_as_Kunming_Dog_but_clusters_with_Belgian_Malinoi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merican_Staffordshire_Terrier_and_clusters_with_Staffordshire_Bull_Terriers_-_Possible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s_Kunming_Dog_but_clusters_outside_Kunming_Dog_and_German_Shepherd_Dog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ustralian_Shepherd_but_clusters_with_Australian_Cattle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ustralian_Terrier_and_clusters_with_Clumber_Spaniels_-_Possible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asset_Hound_but_doesn't_cluster_completely_possible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assett_Hound_but_clusters_with_Xiasi/Chongqing_dogs_outside_of_the_Chow_Chow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order_Collie_but_clusters_outside_Toy_Spaniel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Cavalier_King_Charles_Spaniel_but_clusters_outside_Toy_Spaniel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Dogue_De_Bordeaux_but_doesn't_cluster_completely_possible_mixed_breed_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Portuguese_Pointer_and_clusters_with_Dogue_De_Bordeau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breed_but_clusters_with_American_Staffordshir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clusters_near_German_Shepher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clusters_near_Great_Pyrene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Wirehaired_Pointing_Griffon_but_clusters_with_German_Wirehaired_Poi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Aboriginal_Camp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Borne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Indi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Leban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Namibi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Papua_New_Guine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Qat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Taiw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Vietna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zsl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imaran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ippe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l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iasi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oloitzcuintl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der_Collie</text:p>
          </table:table-cell>
          <table:table-cell table:style-name="ce2" office:value-type="float" office:value="0.0333333" calcext:value-type="float">
            <text:p>0.033333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_Wolf_(Canis_Lupus_chanco)</text:p>
          </table:table-cell>
          <table:table-cell table:style-name="ce2" office:value-type="float" office:value="0.0625" calcext:value-type="float">
            <text:p>0.062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China</text:p>
          </table:table-cell>
          <table:table-cell table:style-name="ce2" office:value-type="float" office:value="0.0714286" calcext:value-type="float">
            <text:p>0.0714286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_Wolf</text:p>
          </table:table-cell>
          <table:table-cell table:style-name="ce2" office:value-type="float" office:value="0.0740741" calcext:value-type="float">
            <text:p>0.0740741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Indigenous_Dog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senji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tlebucher_Sennenhund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uvier_des_Flandres</text:p>
          </table:table-cell>
          <table:table-cell table:style-name="ce2" office:value-type="float" office:value="0.166667" calcext:value-type="float">
            <text:p>0.1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Schnauzer</text:p>
          </table:table-cell>
          <table:table-cell table:style-name="ce2" office:value-type="float" office:value="0.166667" calcext:value-type="float">
            <text:p>0.1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etnamese_Indigenous_Dog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Egypt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erican_Hairless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nni's_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ench_Bull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Dachsu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uvian_Inca_Orchi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odle_unspecified_variety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ottish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nish_Galgo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Portugal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nese_Mountain_Dog</text:p>
          </table:table-cell>
          <table:table-cell table:style-name="ce2" office:value-type="float" office:value="0.527778" calcext:value-type="float">
            <text:p>0.527778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talian_Greyhound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ba_Inu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Terrier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etland_Sheepdog</text:p>
          </table:table-cell>
          <table:table-cell table:style-name="ce2" office:value-type="float" office:value="0.833333" calcext:value-type="float">
            <text:p>0.8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stralian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der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irn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huahu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Crest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Hunting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ide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ck_Russell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wche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Pood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egian_Lundehu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ich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kinges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merania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tuguese_Podeng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h_Tzu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njak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_Poodl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Jack_Russell_Terrer_but_outside_Lakeland_Terrier_Smooth_Fox_Terrier_and_Wire_Fox_Terrier_clad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breed_but_clusters_with_Shih_Tzu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Yorkshire_Terrier_but_clusters_with_Silky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Sub-Saharan_Afric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_Highland_White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orkshire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1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F_IGF1" table:style-name="ta5">
        <table:table-column table:style-name="co2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Al_freq</text:p>
          </table:table-cell>
          <table:table-cell table:style-name="ce1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n_Malamu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pine_Dachsbrack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rded_Colli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Malinoi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Sheep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Tervur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Tervuren_-_See_Other_Informa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r_Blanc_Suis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r_Pic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ck_and_Tan_Coon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ck_Russia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od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zo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uvier_des_Flandr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x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ittan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ne_Cors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ucasian_Ovchark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Shar-Pe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oo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ongq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rly-Coated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ast_Siberian_Laik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uras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nnish_Lapp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at-Coated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nni's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Shepher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Wirehaired_Poi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_Da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er_Swiss_Mountain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_Pyrene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nlan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ssspitz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vawar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berian_Wolf_(Canis_lupus_signatus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Set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Wat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Wolf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strian_Shorthaired_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ind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mond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unm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ndse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onberg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stiff_(English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Golden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Siberi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w_Guinea_Sing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inter_(English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ingchuan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hodesian_Ridgebac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int_Bern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luk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moy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ottish_Deer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beri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ough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nish_Galg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inone_Italian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nja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s_Kunming_Dog_but_clusters_outside_Kunming_Dog_and_German_Shepherd_Dog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ustralian_Shepherd_but_clusters_with_Australian_Cattle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asset_Hound_but_doesn't_cluster_completely_possible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assett_Hound_but_clusters_with_Xiasi/Chongqing_dogs_outside_of_the_Chow_Chow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Dogue_De_Bordeaux_but_doesn't_cluster_completely_possible_mixed_breed_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Portuguese_Pointer_and_clusters_with_Dogue_De_Bordeau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clusters_near_German_Shepher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clusters_near_Great_Pyrene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Borne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Taiw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imaran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iasi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Wirehaired_Pointing_Griffon_but_clusters_with_German_Wirehaired_Pointer</text:p>
          </table:table-cell>
          <table:table-cell table:style-name="ce2" office:value-type="float" office:value="0.0454545" calcext:value-type="float">
            <text:p>0.045454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nese_Mountain_Dog</text:p>
          </table:table-cell>
          <table:table-cell table:style-name="ce2" office:value-type="float" office:value="0.0555556" calcext:value-type="float">
            <text:p>0.0555556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_Wolf_(Canis_Lupus_chanco)</text:p>
          </table:table-cell>
          <table:table-cell table:style-name="ce2" office:value-type="float" office:value="0.0625" calcext:value-type="float">
            <text:p>0.062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Vietnam</text:p>
          </table:table-cell>
          <table:table-cell table:style-name="ce2" office:value-type="float" office:value="0.0833333" calcext:value-type="float">
            <text:p>0.083333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_Wolf</text:p>
          </table:table-cell>
          <table:table-cell table:style-name="ce2" office:value-type="float" office:value="0.0925926" calcext:value-type="float">
            <text:p>0.092592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berman_Pinscher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lf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Entered_into_SRA_as_Kunming_Dog_but_clusters_with_Belgian_Malinois</text:p>
          </table:table-cell>
          <table:table-cell table:style-name="ce2" office:value-type="float" office:value="0.166667" calcext:value-type="float">
            <text:p>0.1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China</text:p>
          </table:table-cell>
          <table:table-cell table:style-name="ce2" office:value-type="float" office:value="0.166667" calcext:value-type="float">
            <text:p>0.166667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Lebanon</text:p>
          </table:table-cell>
          <table:table-cell table:style-name="ce2" office:value-type="float" office:value="0.166667" calcext:value-type="float">
            <text:p>0.1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lden_Retriever</text:p>
          </table:table-cell>
          <table:table-cell table:style-name="ce2" office:value-type="float" office:value="0.225" calcext:value-type="float">
            <text:p>0.22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rdon_Setter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ich_Terrier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d_Wolf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_Highland_White_Terrier</text:p>
          </table:table-cell>
          <table:table-cell table:style-name="ce2" office:value-type="float" office:value="0.318182" calcext:value-type="float">
            <text:p>0.31818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Papua_New_Guinea</text:p>
          </table:table-cell>
          <table:table-cell table:style-name="ce2" office:value-type="float" office:value="0.333333" calcext:value-type="float">
            <text:p>0.3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tuguese_Water_Dog</text:p>
          </table:table-cell>
          <table:table-cell table:style-name="ce2" office:value-type="float" office:value="0.363636" calcext:value-type="float">
            <text:p>0.363636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iredale_Terrier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brador_Retriever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gerian_Indigenous_Dog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der_Collie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Indigenous_Dog</text:p>
          </table:table-cell>
          <table:table-cell table:style-name="ce2" office:value-type="float" office:value="0.466667" calcext:value-type="float">
            <text:p>0.46666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mastiff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irn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rolina_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umber_Spaniel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Sett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eld_Spaniel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ide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mthu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esho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rry_Blue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egian_Elkhou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mbroke_Welsh_Corgi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uvian_Inca_Orchi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tit_Basset_Griffon_Vendeen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ndard_Poodl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wedish_Lapphu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ustralian_Terrier_and_clusters_with_Clumber_Spaniels_-_Possible_Mixed_Bree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order_Collie_but_clusters_outside_Toy_Spaniel_clad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Cavalier_King_Charles_Spaniel_but_clusters_outside_Toy_Spaniel_clad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Jack_Russell_Terrer_but_outside_Lakeland_Terrier_Smooth_Fox_Terrier_and_Wire_Fox_Terrier_clad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Aboriginal_Camp_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Egypt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Portugal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zsla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ippet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Mastiff_-_China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etnamese_Indigenous_Dog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stralian_Cattle_Dog</text:p>
          </table:table-cell>
          <table:table-cell table:style-name="ce2" office:value-type="float" office:value="0.625" calcext:value-type="float">
            <text:p>0.6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ow_Chow</text:p>
          </table:table-cell>
          <table:table-cell table:style-name="ce2" office:value-type="float" office:value="0.625" calcext:value-type="float">
            <text:p>0.6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etland_Sheepdog</text:p>
          </table:table-cell>
          <table:table-cell table:style-name="ce2" office:value-type="float" office:value="0.666667" calcext:value-type="float">
            <text:p>0.6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Namibia</text:p>
          </table:table-cell>
          <table:table-cell table:style-name="ce2" office:value-type="float" office:value="0.666667" calcext:value-type="float">
            <text:p>0.6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gotto_Romagnolo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lmatian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Cocker_Spaniel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Springer_Spaniel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ottish_Terrier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ba_Inu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Qatar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oloitzcuintli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chshund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fghan_Hound</text:p>
          </table:table-cell>
          <table:table-cell table:style-name="ce2" office:value-type="float" office:value="0.833333" calcext:value-type="float">
            <text:p>0.8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ft_Coated_Wheaten_Terrier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ndard_Schnauzer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ttweiler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erican_Hairless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dean_Fox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stralian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senj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varian_Hound_(Bayerischer_Gebirgsschweisshund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g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der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ston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valier_King_Charles_Spanie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esapeake_Bay_Retriev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huahu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Crest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ker_Spaniel_(America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yo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hol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ng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tlebucher_Sennenhu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ench_Bulldo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Hunting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lden_Jackal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talian_Greyhou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ck_Russell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romfohrländ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pponian_Herd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wche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Bull_Terrier_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Pood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Schnauz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American_Cocker_Spaniel_and_Beag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Dachsu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Kerry_Blue_Terrier_and_Beagl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Labrador_Retriev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Miniature_Schnauzer_and_Beagl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Mixed_Bree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Tibetan_Mastiff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egian_Lundehu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va_Scotia_Duck_Tolling_Retriev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kinges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merania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odle_unspecified_variety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tuguese_Podeng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h_Tzu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nish_Water_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Mastiff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_Poodl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merican_Staffordshire_Terrier_and_clusters_with_Staffordshire_Bull_Terriers_-_Possible_Mixed_Bree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breed_but_clusters_with_American_Staffordshire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breed_but_clusters_with_Shih_Tzu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Yorkshire_Terrier_but_clusters_with_Silky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Ind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Sub-Saharan_Afric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orkshire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1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F_SMAD2" table:style-name="ta6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Breed</text:p>
          </table:table-cell>
          <table:table-cell table:style-name="ce1" office:value-type="string" calcext:value-type="string">
            <text:p>Al_freq</text:p>
          </table:table-cell>
          <table:table-cell table:style-name="ce1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fghan_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iredal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n_Malamu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dean_Fo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senj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varian_Hound_(Bayerischer_Gebirgsschweisshund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rded_Colli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Sheep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Tervur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Tervuren_-_See_Other_Informa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r_Blanc_Suis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r_Pic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nese_Mountain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ck_Russia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od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zo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mastif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ne_Cors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rolina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ucasian_Ovchark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esapeake_Bay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Indigenous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Shar-Pe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oo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ow_Ch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umb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yo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rly-Coated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ho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ng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berman_Pinsch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ast_Siberian_Laik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Cock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Set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uras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nnish_Lapp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at-Coated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nni's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Shepher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lden_Jack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rdon_Set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er_Swiss_Mountain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_Pyrene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nlan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_Wolf_(Canis_Lupus_chanco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ssspitz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vawar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berian_Wolf_(Canis_lupus_signatus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Wat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Wolf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strian_Shorthaired_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ind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esho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rry_Blu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mond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unm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brador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ndse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onberg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stiff_(English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Bull_Terrier_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Golden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Siberi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Tibetan_Mastif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w_Guinea_Sing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gerian_Indigenous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egian_Lunde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inter_(English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merani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odle_unspecified_variet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ingchuan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d_Wol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hodesian_Ridgebac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ttweil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int_Bern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luk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moy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ottish_Deer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ottish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etland_Sheep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beri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ough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ft_Coated_Wheate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nish_Galg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inone_Italian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wedish_Lapp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Mastif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Mastiff_-_Ch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nja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merican_Staffordshire_Terrier_and_clusters_with_Staffordshire_Bull_Terriers_-_Possible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s_Kunming_Dog_but_clusters_outside_Kunming_Dog_and_German_Shepherd_Dog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ustralian_Shepherd_but_clusters_with_Australian_Cattle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ustralian_Terrier_and_clusters_with_Clumber_Spaniels_-_Possible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asset_Hound_but_doesn't_cluster_completely_possible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assett_Hound_but_clusters_with_Xiasi/Chongqing_dogs_outside_of_the_Chow_Chow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order_Collie_but_clusters_outside_Toy_Spaniel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Cavalier_King_Charles_Spaniel_but_clusters_outside_Toy_Spaniel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Portuguese_Pointer_and_clusters_with_Dogue_De_Bordeau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breed_but_clusters_with_American_Staffordshir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clusters_near_German_Shepher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clusters_near_Great_Pyrene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etnamese_Indigenous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Borne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Egyp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Indi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Leban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Namibi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Papua_New_Guine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Qat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Sub-Saharan_Afri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Taiw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Vietna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zsl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imaran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l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iasi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_Wolf</text:p>
          </table:table-cell>
          <table:table-cell table:style-name="ce2" office:value-type="float" office:value="0.0185185" calcext:value-type="float">
            <text:p>0.0185185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lden_Retriever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China</text:p>
          </table:table-cell>
          <table:table-cell table:style-name="ce2" office:value-type="float" office:value="0.047619" calcext:value-type="float">
            <text:p>0.047619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Malinois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stralian_Cattle_Dog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tlebucher_Sennenhund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Entered_into_SRA_as_Kunming_Dog_but_clusters_with_Belgian_Malinois</text:p>
          </table:table-cell>
          <table:table-cell table:style-name="ce2" office:value-type="float" office:value="0.166667" calcext:value-type="float">
            <text:p>0.1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der_Collie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gotto_Romagnolo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valier_King_Charles_Spaniel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lmatian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Springer_Spaniel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ench_Bulldog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egian_Elkhound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ndard_Poodle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_Dane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Wirehaired_Pointing_Griffon_but_clusters_with_German_Wirehaired_Pointer</text:p>
          </table:table-cell>
          <table:table-cell table:style-name="ce2" office:value-type="float" office:value="0.318182" calcext:value-type="float">
            <text:p>0.31818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uvier_des_Flandres</text:p>
          </table:table-cell>
          <table:table-cell table:style-name="ce2" office:value-type="float" office:value="0.333333" calcext:value-type="float">
            <text:p>0.3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Portugal</text:p>
          </table:table-cell>
          <table:table-cell table:style-name="ce2" office:value-type="float" office:value="0.333333" calcext:value-type="float">
            <text:p>0.3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ich_Terrier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pine_Dachsbrack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erican_Hairless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gl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ck_and_Tan_Coonhou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ston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x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ittany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irn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Creste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Hunting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Sett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mthu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romfohrländ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pponian_Herd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wchen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American_Cocker_Spaniel_and_Beagl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Dachsu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Kerry_Blue_Terrier_and_Beagl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Labrador_Retriev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va_Scotia_Duck_Tolling_Retriev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uvian_Inca_Orchi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tit_Basset_Griffon_Vendeen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tuguese_Podengo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nish_Water_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ndard_Schnauz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_Poodl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Jack_Russell_Terrer_but_outside_Lakeland_Terrier_Smooth_Fox_Terrier_and_Wire_Fox_Terrier_clad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Aboriginal_Camp_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ippet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ker_Spaniel_(American)</text:p>
          </table:table-cell>
          <table:table-cell table:style-name="ce2" office:value-type="float" office:value="0.583333" calcext:value-type="float">
            <text:p>0.58333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tuguese_Water_Dog</text:p>
          </table:table-cell>
          <table:table-cell table:style-name="ce2" office:value-type="float" office:value="0.590909" calcext:value-type="float">
            <text:p>0.590909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chshund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ck_Russell_Terrier</text:p>
          </table:table-cell>
          <table:table-cell table:style-name="ce2" office:value-type="float" office:value="0.625" calcext:value-type="float">
            <text:p>0.6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mbroke_Welsh_Corgi</text:p>
          </table:table-cell>
          <table:table-cell table:style-name="ce2" office:value-type="float" office:value="0.666667" calcext:value-type="float">
            <text:p>0.6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_Highland_White_Terrier</text:p>
          </table:table-cell>
          <table:table-cell table:style-name="ce2" office:value-type="float" office:value="0.681818" calcext:value-type="float">
            <text:p>0.681818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Terrier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Poodle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ba_Inu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oloitzcuintli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der_Terrier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g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orkshire_Terrier</text:p>
          </table:table-cell>
          <table:table-cell table:style-name="ce2" office:value-type="float" office:value="0.973333" calcext:value-type="float">
            <text:p>0.973333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stralian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huahu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ongqing_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eld_Spaniel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Wirehaired_Point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ide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talian_Greyhou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Schnauz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Miniature_Schnauzer_and_Beagl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kinges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h_Tzu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Dogue_De_Bordeaux_but_doesn't_cluster_completely_possible_mixed_breed_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breed_but_clusters_with_Shih_Tzu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Yorkshire_Terrier_but_clusters_with_Silky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20_AF_5f_IGF1R" style:display-name="PageStyle_ AF_IGF1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F_5f_STC2" style:display-name="PageStyle_AF_STC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F_5f_GHR" style:display-name="PageStyle_AF_GH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AF_5f_HMGA2" style:display-name="PageStyle_ AF_HMG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F_5f_IGF1" style:display-name="PageStyle_AF_IGF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F_5f_SMAD2" style:display-name="PageStyle_AF_SMAD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3599" meta:object-count="0"/>
    <meta:generator>LibreOfficeDev/6.0.5.2$Linux_X86_64 LibreOffice_project/</meta:generator>
  </office:meta>
</office:document-meta>
</file>